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cm" fo:min-width="2.2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5cm" fo:min-width="0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cm" fo:min-width="2.25cm"/>
    </style:style>
    <style:style style:name="gr4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1cm" fo:min-width="2.25cm" draw:shadow="hidden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="solid" draw:fill-color="#000000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5cm" svg:height="1.25cm" svg:x="4.25cm" svg:y="8.5cm">
          <text:p text:style-name="P1"><text:span text:style-name="T1">Nginx web serv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75cm" svg:height="1.25cm" svg:x="4.25cm" svg:y="10.75cm">
          <text:p text:style-name="P1"><text:span text:style-name="T1">HashiCorp Vault</text:span></text:p>
          <draw:enhanced-geometry svg:viewBox="0 0 21600 21600" draw:type="rectangle" draw:enhanced-path="M 0 0 L 21600 0 21600 21600 0 21600 0 0 Z N"/>
        </draw:custom-shape>
        <draw:polygon draw:style-name="gr2" draw:text-style-name="P3" draw:layer="layout" svg:width="0.999cm" svg:height="0.749cm" svg:x="3.5cm" svg:y="8.75cm" svg:viewBox="0 0 1000 750" draw:points="0,750 0,0 1000,0 1000,750">
          <text:p text:style-name="P1"><text:span text:style-name="T2">ens33</text:span></text:p>
        </draw:polygon>
        <draw:g>
          <draw:g>
            <draw:g>
              <draw:g>
                <draw:polygon draw:style-name="gr3" draw:text-style-name="P2" draw:layer="layout" svg:width="2.749cm" svg:height="1.249cm" svg:x="19.047cm" svg:y="6.5cm" svg:viewBox="0 0 2750 1250" draw:points="0,1250 0,0 2750,0 2750,1250">
                  <text:p/>
                </draw:polygon>
                <draw:path draw:style-name="gr4" draw:text-style-name="P4" draw:layer="layout" svg:width="0.25cm" svg:height="0.291cm" svg:x="19.48cm" svg:y="6.981cm" svg:viewBox="0 0 251 292" svg:d="M251 143c0 30-6 56-18 79-12 22-28 40-50 52-21 12-46 18-74 18h-109v-292h96c50 0 88 12 114 37 27 25 41 60 41 106zM211 143c0-36-10-64-30-83s-48-28-86-28h-56v228h65c22 0 40-5 57-14 16-9 28-23 37-41 9-17 13-38 13-62z">
                  <text:p/>
                </draw:path>
                <draw:path draw:style-name="gr4" draw:text-style-name="P4" draw:layer="layout" svg:width="0.235cm" svg:height="0.291cm" svg:x="19.785cm" svg:y="6.982cm" svg:viewBox="0 0 236 292" svg:d="M189 292l-156-249 1 20 1 35v194h-35v-292h46l157 250c-1-27-2-47-2-59v-191h35v292z">
                  <text:p/>
                </draw:path>
                <draw:path draw:style-name="gr4" draw:text-style-name="P4" draw:layer="layout" svg:width="0.243cm" svg:height="0.299cm" svg:x="20.075cm" svg:y="6.977cm" svg:viewBox="0 0 244 300" svg:d="M244 215c0 27-11 48-32 63s-51 22-89 22c-71 0-112-25-123-74l38-8c5 18 14 31 28 39 15 8 34 12 59 12s45-4 59-13 20-22 20-39c0-9-2-17-6-23s-10-11-18-14c-8-4-18-8-28-10-11-3-23-6-37-9-23-5-40-10-52-15s-21-11-28-17-12-14-16-22-5-18-5-29c0-25 9-44 28-58 19-13 47-20 82-20 33 0 58 5 76 15 17 10 30 28 37 52l-39 7c-4-16-13-27-24-34-12-7-29-10-50-10-24 0-41 4-54 11-12 8-18 20-18 35 0 9 2 16 7 22s12 11 21 15 27 9 53 15c9 2 18 4 27 6 9 3 17 5 25 8 9 3 16 6 23 10s14 9 19 15 9 13 12 21 5 17 5 27z">
                  <text:p/>
                </draw:path>
                <draw:polygon draw:style-name="gr4" draw:text-style-name="P4" draw:layer="layout" svg:width="0.205cm" svg:height="0.206cm" svg:x="20.359cm" svg:y="7.029cm" svg:viewBox="0 0 206 207" draw:points="118,119 118,207 88,207 88,119 0,119 0,88 88,88 88,0 118,0 118,88 206,88 206,119">
                  <text:p/>
                </draw:polygon>
                <draw:path draw:style-name="gr4" draw:text-style-name="P4" draw:layer="layout" svg:width="0.235cm" svg:height="0.291cm" svg:x="20.619cm" svg:y="6.982cm" svg:viewBox="0 0 236 292" svg:d="M189 292l-156-249 1 20 1 35v194h-35v-292h46l157 250c-1-27-2-47-2-59v-191h35v292z">
                  <text:p/>
                </draw:path>
                <draw:path draw:style-name="gr4" draw:text-style-name="P4" draw:layer="layout" svg:width="0.279cm" svg:height="0.291cm" svg:x="20.89cm" svg:y="6.982cm" svg:viewBox="0 0 280 292" svg:d="M240 292l-33-85h-133l-33 85h-41l119-292h45l116 292zM141 30l-2 6c-4 11-9 26-15 44l-38 96h109l-37-97c-4-9-8-20-12-32z">
                  <text:p/>
                </draw:path>
                <draw:polygon draw:style-name="gr4" draw:text-style-name="P4" draw:layer="layout" svg:width="0.238cm" svg:height="0.29cm" svg:x="21.148cm" svg:y="6.982cm" svg:viewBox="0 0 239 291" draw:points="139,32 139,291 100,291 100,32 0,32 0,0 239,0 239,32">
                  <text:p/>
                </draw:polygon>
                <draw:polygon draw:style-name="gr2" draw:text-style-name="P3" draw:layer="layout" svg:width="0.999cm" svg:height="0.749cm" svg:x="18.297cm" svg:y="6.75cm" svg:viewBox="0 0 1000 750" draw:points="0,750 0,0 1000,0 1000,750">
                  <text:p text:style-name="P1"><text:span text:style-name="T2">ens33</text:span></text:p>
                </draw:polygon>
                <draw:polygon draw:style-name="gr2" draw:text-style-name="P3" draw:layer="layout" svg:width="0.999cm" svg:height="0.749cm" svg:x="21.547cm" svg:y="6.75cm" svg:viewBox="0 0 1000 750" draw:points="0,750 0,0 1000,0 1000,750">
                  <text:p text:style-name="P1"><text:span text:style-name="T2">ens34</text:span></text:p>
                </draw:polygon>
              </draw:g>
            </draw:g>
            <draw:frame draw:style-name="gr5" draw:text-style-name="P5" draw:layer="layout" svg:width="2.547cm" svg:height="0.645cm" svg:x="16.75cm" svg:y="7.5cm">
              <draw:text-box>
                <text:p><text:span text:style-name="T2">192.1</text:span><text:span text:style-name="T2">68.98</text:span><text:span text:style-name="T2">.1</text:span></text:p>
              </draw:text-box>
            </draw:frame>
            <draw:frame draw:style-name="gr5" draw:text-style-name="P5" draw:layer="layout" svg:width="2.547cm" svg:height="0.645cm" svg:x="22.047cm" svg:y="7.5cm">
              <draw:text-box>
                <text:p><text:span text:style-name="T2">192.1</text:span><text:span text:style-name="T2">68.0.</text:span><text:span text:style-name="T2">12</text:span></text:p>
              </draw:text-box>
            </draw:frame>
          </draw:g>
        </draw:g>
        <draw:frame draw:style-name="gr5" draw:text-style-name="P5" draw:layer="layout" svg:width="2.716cm" svg:height="0.645cm" svg:x="24.784cm" svg:y="1.355cm">
          <draw:text-box>
            <text:p><text:span text:style-name="T2">1</text:span><text:span text:style-name="T2">9</text:span><text:span text:style-name="T2">2</text:span><text:span text:style-name="T2">.</text:span><text:span text:style-name="T2">1</text:span><text:span text:style-name="T2">6</text:span><text:span text:style-name="T2">8</text:span><text:span text:style-name="T2">.</text:span><text:span text:style-name="T2">0</text:span><text:span text:style-name="T2">.</text:span><text:span text:style-name="T2">1</text:span><text:span text:style-name="T2">1</text:span><text:span text:style-name="T2">2</text:span></text:p>
          </draw:text-box>
        </draw:frame>
        <draw:polygon draw:style-name="gr2" draw:text-style-name="P3" draw:layer="layout" svg:width="0.999cm" svg:height="0.749cm" svg:x="6.75cm" svg:y="8.75cm" svg:viewBox="0 0 1000 750" draw:points="0,750 0,0 1000,0 1000,750">
          <text:p text:style-name="P1"><text:span text:style-name="T2">ens34</text:span></text:p>
        </draw:polygon>
        <draw:polygon draw:style-name="gr2" draw:text-style-name="P3" draw:layer="layout" svg:width="0.999cm" svg:height="0.749cm" svg:x="3.5cm" svg:y="11cm" svg:viewBox="0 0 1000 750" draw:points="0,750 0,0 1000,0 1000,750">
          <text:p text:style-name="P1"><text:span text:style-name="T2">ens33</text:span></text:p>
        </draw:polygon>
        <draw:polygon draw:style-name="gr2" draw:text-style-name="P3" draw:layer="layout" svg:width="0.999cm" svg:height="0.749cm" svg:x="6.75cm" svg:y="11cm" svg:viewBox="0 0 1000 750" draw:points="0,750 0,0 1000,0 1000,750">
          <text:p text:style-name="P1"><text:span text:style-name="T2">ens34</text:span></text:p>
        </draw:polygon>
        <draw:custom-shape draw:style-name="gr1" draw:text-style-name="P2" draw:layer="layout" svg:width="2.75cm" svg:height="1.25cm" svg:x="4.25cm" svg:y="13.25cm">
          <text:p text:style-name="P1"><text:span text:style-name="T1">External Machine</text:span></text:p>
          <draw:enhanced-geometry svg:viewBox="0 0 21600 21600" draw:type="rectangle" draw:enhanced-path="M 0 0 L 21600 0 21600 21600 0 21600 0 0 Z N"/>
        </draw:custom-shape>
        <draw:polygon draw:style-name="gr2" draw:text-style-name="P3" draw:layer="layout" svg:width="0.999cm" svg:height="0.749cm" svg:x="3.5cm" svg:y="13.5cm" svg:viewBox="0 0 1000 750" draw:points="0,750 0,0 1000,0 1000,750">
          <text:p text:style-name="P1"><text:span text:style-name="T2">ens33</text:span></text:p>
        </draw:polygon>
        <draw:g>
          <draw:custom-shape draw:style-name="gr1" draw:text-style-name="P2" draw:layer="layout" svg:width="2.75cm" svg:height="1.25cm" svg:x="4.966cm" svg:y="3.25cm">
            <text:p text:style-name="P1"><text:span text:style-name="T1">Mail </text:span><text:span text:style-name="T1">serv</text:span><text:span text:style-name="T1">er</text:span></text:p>
            <draw:enhanced-geometry svg:viewBox="0 0 21600 21600" draw:type="rectangle" draw:enhanced-path="M 0 0 L 21600 0 21600 21600 0 21600 0 0 Z N"/>
          </draw:custom-shape>
          <draw:polygon draw:style-name="gr2" draw:text-style-name="P3" draw:layer="layout" svg:width="0.999cm" svg:height="0.749cm" svg:x="4.216cm" svg:y="3.5cm" svg:viewBox="0 0 1000 750" draw:points="0,750 0,0 1000,0 1000,750">
            <text:p text:style-name="P1"><text:span text:style-name="T2">e</text:span><text:span text:style-name="T2">n</text:span><text:span text:style-name="T2">s</text:span><text:span text:style-name="T2">3</text:span><text:span text:style-name="T2">3</text:span></text:p>
          </draw:polygon>
          <draw:polygon draw:style-name="gr2" draw:text-style-name="P3" draw:layer="layout" svg:width="0.999cm" svg:height="0.749cm" svg:x="7.466cm" svg:y="3.5cm" svg:viewBox="0 0 1000 750" draw:points="0,750 0,0 1000,0 1000,750">
            <text:p text:style-name="P1"><text:span text:style-name="T2">e</text:span><text:span text:style-name="T2">n</text:span><text:span text:style-name="T2">s</text:span><text:span text:style-name="T2">3</text:span><text:span text:style-name="T2">4</text:span></text:p>
          </draw:polygon>
          <draw:frame draw:style-name="gr5" draw:text-style-name="P5" draw:layer="layout" svg:width="3.034cm" svg:height="0.645cm" svg:x="2.182cm" svg:y="4.105cm">
            <draw:text-box>
              <text:p><text:span text:style-name="T2">1</text:span><text:span text:style-name="T2">9</text:span><text:span text:style-name="T2">2</text:span><text:span text:style-name="T2">.</text:span><text:span text:style-name="T2">1</text:span><text:span text:style-name="T2">6</text:span><text:span text:style-name="T2">8</text:span><text:span text:style-name="T2">.</text:span><text:span text:style-name="T2">9</text:span><text:span text:style-name="T2">8</text:span><text:span text:style-name="T2">.</text:span><text:span text:style-name="T2">0</text:span><text:span text:style-name="T2">/</text:span><text:span text:style-name="T2">2</text:span><text:span text:style-name="T2">4</text:span></text:p>
            </draw:text-box>
          </draw:frame>
          <draw:frame draw:style-name="gr5" draw:text-style-name="P5" draw:layer="layout" svg:width="3.034cm" svg:height="0.645cm" svg:x="7.466cm" svg:y="4.105cm">
            <draw:text-box>
              <text:p><text:span text:style-name="T2">1</text:span><text:span text:style-name="T2">9</text:span><text:span text:style-name="T2">2.</text:span><text:span text:style-name="T2">1</text:span><text:span text:style-name="T2">6</text:span><text:span text:style-name="T2">8.</text:span><text:span text:style-name="T2">0.</text:span><text:span text:style-name="T2">1</text:span><text:span text:style-name="T2">4/</text:span><text:span text:style-name="T2">2</text:span><text:span text:style-name="T2">4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Ilya Shmadchenko</meta:initial-creator>
    <meta:creation-date>2022-05-31T12:37:44.524606630</meta:creation-date>
    <dc:date>2022-05-31T17:24:11.520495802</dc:date>
    <dc:creator>Ilya Shmadchenko</dc:creator>
    <meta:editing-duration>PT1H55M34S</meta:editing-duration>
    <meta:editing-cycles>2</meta:editing-cycles>
    <meta:generator>LibreOffice/7.2.7.2$Linux_X86_64 LibreOffice_project/20$Build-2</meta:generator>
    <meta:document-statistic meta:object-count="31"/>
  </office:meta>
</office:document-meta>
</file>